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zxx" fo:country="none" officeooo:rsid="00037112" officeooo:paragraph-rsid="00037112" style:language-asian="zxx" style:country-asian="none" style:language-complex="zxx" style:country-complex="none"/>
    </style:style>
    <style:style style:name="P2" style:family="paragraph" style:parent-style-name="Standard" style:list-style-name="L1">
      <style:text-properties fo:language="zxx" fo:country="none" officeooo:rsid="00037112" officeooo:paragraph-rsid="00037112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37112" officeooo:paragraph-rsid="00037f5e" style:language-asian="zxx" style:country-asian="none" style:language-complex="zxx" style:country-complex="none"/>
    </style:style>
    <style:style style:name="P4" style:family="paragraph" style:parent-style-name="Standard" style:list-style-name="L2">
      <style:text-properties fo:language="zxx" fo:country="none" officeooo:rsid="00037112" officeooo:paragraph-rsid="00037f5e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37f5e" officeooo:paragraph-rsid="001cf554" style:language-asian="zxx" style:country-asian="none" style:language-complex="zxx" style:country-complex="none"/>
    </style:style>
    <style:style style:name="P6" style:family="paragraph" style:parent-style-name="Standard" style:list-style-name="L3">
      <style:text-properties fo:language="zxx" fo:country="none" officeooo:rsid="00037f5e" officeooo:paragraph-rsid="001cf554" style:language-asian="zxx" style:country-asian="none" style:language-complex="zxx" style:country-complex="none"/>
    </style:style>
    <style:style style:name="P7" style:family="paragraph" style:parent-style-name="Standard" style:list-style-name="L3">
      <style:text-properties fo:language="zxx" fo:country="none" officeooo:rsid="000d5ee6" officeooo:paragraph-rsid="001cf554" style:language-asian="zxx" style:country-asian="none" style:language-complex="zxx" style:country-complex="none"/>
    </style:style>
    <style:style style:name="P8" style:family="paragraph" style:parent-style-name="Standard" style:list-style-name="L3">
      <style:text-properties fo:language="zxx" fo:country="none" officeooo:rsid="000f07d1" officeooo:paragraph-rsid="001cf554" style:language-asian="zxx" style:country-asian="none" style:language-complex="zxx" style:country-complex="none"/>
    </style:style>
    <style:style style:name="P9" style:family="paragraph" style:parent-style-name="Standard" style:list-style-name="L3">
      <style:text-properties fo:language="zxx" fo:country="none" officeooo:rsid="000f4358" officeooo:paragraph-rsid="001cf554" style:language-asian="zxx" style:country-asian="none" style:language-complex="zxx" style:country-complex="none"/>
    </style:style>
    <style:style style:name="P10" style:family="paragraph" style:parent-style-name="Standard" style:list-style-name="L3">
      <style:text-properties fo:language="zxx" fo:country="none" officeooo:rsid="000f7858" officeooo:paragraph-rsid="001cf554" style:language-asian="zxx" style:country-asian="none" style:language-complex="zxx" style:country-complex="none"/>
    </style:style>
    <style:style style:name="P11" style:family="paragraph" style:parent-style-name="Standard" style:list-style-name="L3">
      <style:text-properties fo:language="zxx" fo:country="none" officeooo:rsid="00119801" officeooo:paragraph-rsid="001cf554" style:language-asian="zxx" style:country-asian="none" style:language-complex="zxx" style:country-complex="none"/>
    </style:style>
    <style:style style:name="P12" style:family="paragraph" style:parent-style-name="Standard" style:list-style-name="L3">
      <style:text-properties fo:language="zxx" fo:country="none" officeooo:rsid="0011bf21" officeooo:paragraph-rsid="0037c0f4" style:language-asian="zxx" style:country-asian="none" style:language-complex="zxx" style:country-complex="none"/>
    </style:style>
    <style:style style:name="P13" style:family="paragraph" style:parent-style-name="Standard" style:list-style-name="L3">
      <style:text-properties fo:language="zxx" fo:country="none" officeooo:rsid="0014f456" officeooo:paragraph-rsid="001cf554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14f456" officeooo:paragraph-rsid="001cf554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1517da" officeooo:paragraph-rsid="001517da" style:language-asian="zxx" style:country-asian="none" style:language-complex="zxx" style:country-complex="none"/>
    </style:style>
    <style:style style:name="P16" style:family="paragraph" style:parent-style-name="Standard" style:list-style-name="L4">
      <style:text-properties fo:language="zxx" fo:country="none" officeooo:rsid="000f7858" officeooo:paragraph-rsid="001517da" style:language-asian="zxx" style:country-asian="none" style:language-complex="zxx" style:country-complex="none"/>
    </style:style>
    <style:style style:name="P17" style:family="paragraph" style:parent-style-name="Standard" style:list-style-name="L4">
      <style:text-properties fo:language="zxx" fo:country="none" officeooo:rsid="00119801" officeooo:paragraph-rsid="001517da" style:language-asian="zxx" style:country-asian="none" style:language-complex="zxx" style:country-complex="none"/>
    </style:style>
    <style:style style:name="P18" style:family="paragraph" style:parent-style-name="Standard" style:list-style-name="L4">
      <style:text-properties fo:language="zxx" fo:country="none" officeooo:rsid="001517da" officeooo:paragraph-rsid="001517da" style:language-asian="zxx" style:country-asian="none" style:language-complex="zxx" style:country-complex="none"/>
    </style:style>
    <style:style style:name="P19" style:family="paragraph" style:parent-style-name="Standard" style:list-style-name="L4">
      <style:text-properties fo:language="zxx" fo:country="none" officeooo:rsid="00169712" officeooo:paragraph-rsid="00169712" style:language-asian="zxx" style:country-asian="none" style:language-complex="zxx" style:country-complex="none"/>
    </style:style>
    <style:style style:name="P20" style:family="paragraph" style:parent-style-name="Standard" style:list-style-name="L4">
      <style:text-properties fo:language="zxx" fo:country="none" officeooo:rsid="001708ee" officeooo:paragraph-rsid="001708ee" style:language-asian="zxx" style:country-asian="none" style:language-complex="zxx" style:country-complex="none"/>
    </style:style>
    <style:style style:name="P21" style:family="paragraph" style:parent-style-name="Standard" style:list-style-name="L4">
      <style:text-properties fo:language="zxx" fo:country="none" officeooo:rsid="0018e244" officeooo:paragraph-rsid="0018e244" style:language-asian="zxx" style:country-asian="none" style:language-complex="zxx" style:country-complex="none"/>
    </style:style>
    <style:style style:name="P22" style:family="paragraph" style:parent-style-name="Standard" style:list-style-name="L4">
      <style:text-properties fo:language="zxx" fo:country="none" officeooo:rsid="0019317a" officeooo:paragraph-rsid="0019317a" style:language-asian="zxx" style:country-asian="none" style:language-complex="zxx" style:country-complex="none"/>
    </style:style>
    <style:style style:name="P23" style:family="paragraph" style:parent-style-name="Standard" style:list-style-name="L4">
      <style:text-properties fo:language="zxx" fo:country="none" officeooo:rsid="001ae048" officeooo:paragraph-rsid="001ae048" style:language-asian="zxx" style:country-asian="none" style:language-complex="zxx" style:country-complex="none"/>
    </style:style>
    <style:style style:name="P24" style:family="paragraph" style:parent-style-name="Standard" style:list-style-name="L5">
      <style:text-properties fo:language="zxx" fo:country="none" officeooo:rsid="00037112" officeooo:paragraph-rsid="00037112" style:language-asian="zxx" style:country-asian="none" style:language-complex="zxx" style:country-complex="none"/>
    </style:style>
    <style:style style:name="P25" style:family="paragraph" style:parent-style-name="Standard" style:list-style-name="L5">
      <style:text-properties fo:language="zxx" fo:country="none" officeooo:rsid="003b3beb" officeooo:paragraph-rsid="003b3beb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rsid="00037f5e" officeooo:paragraph-rsid="00037f5e" style:language-asian="zxx" style:country-asian="none" style:language-complex="zxx" style:country-complex="none"/>
    </style:style>
    <style:style style:name="P27" style:family="paragraph" style:parent-style-name="Standard" style:list-style-name="L6">
      <style:text-properties fo:language="zxx" fo:country="none" officeooo:rsid="000f7858" officeooo:paragraph-rsid="001b5ee4" style:language-asian="zxx" style:country-asian="none" style:language-complex="zxx" style:country-complex="none"/>
    </style:style>
    <style:style style:name="P28" style:family="paragraph" style:parent-style-name="Standard" style:list-style-name="L6">
      <style:text-properties fo:language="zxx" fo:country="none" officeooo:rsid="001bff76" officeooo:paragraph-rsid="001bff76" style:language-asian="zxx" style:country-asian="none" style:language-complex="zxx" style:country-complex="none"/>
    </style:style>
    <style:style style:name="P29" style:family="paragraph" style:parent-style-name="Standard" style:list-style-name="L6">
      <style:text-properties fo:language="zxx" fo:country="none" officeooo:rsid="00037f5e" officeooo:paragraph-rsid="00074c1d" style:language-asian="zxx" style:country-asian="none" style:language-complex="zxx" style:country-complex="none"/>
    </style:style>
    <style:style style:name="P30" style:family="paragraph" style:parent-style-name="Standard" style:list-style-name="L6">
      <style:text-properties fo:language="zxx" fo:country="none" officeooo:rsid="00055de5" officeooo:paragraph-rsid="00055de5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rsid="001cf554" officeooo:paragraph-rsid="001cf554" style:language-asian="zxx" style:country-asian="none" style:language-complex="zxx" style:country-complex="none"/>
    </style:style>
    <style:style style:name="P32" style:family="paragraph" style:parent-style-name="Standard" style:list-style-name="L7">
      <style:text-properties fo:language="zxx" fo:country="none" officeooo:rsid="000f7858" officeooo:paragraph-rsid="001cf554" style:language-asian="zxx" style:country-asian="none" style:language-complex="zxx" style:country-complex="none"/>
    </style:style>
    <style:style style:name="P33" style:family="paragraph" style:parent-style-name="Standard" style:list-style-name="L7">
      <style:text-properties fo:language="zxx" fo:country="none" officeooo:rsid="00119801" officeooo:paragraph-rsid="001cf554" style:language-asian="zxx" style:country-asian="none" style:language-complex="zxx" style:country-complex="none"/>
    </style:style>
    <style:style style:name="P34" style:family="paragraph" style:parent-style-name="Standard" style:list-style-name="L7">
      <style:text-properties fo:language="zxx" fo:country="none" officeooo:rsid="001e5d08" officeooo:paragraph-rsid="001e5d08" style:language-asian="zxx" style:country-asian="none" style:language-complex="zxx" style:country-complex="none"/>
    </style:style>
    <style:style style:name="P35" style:family="paragraph" style:parent-style-name="Standard" style:list-style-name="L7">
      <style:text-properties fo:language="zxx" fo:country="none" officeooo:rsid="0020311a" officeooo:paragraph-rsid="0020311a" style:language-asian="zxx" style:country-asian="none" style:language-complex="zxx" style:country-complex="none"/>
    </style:style>
    <style:style style:name="P36" style:family="paragraph" style:parent-style-name="Standard" style:list-style-name="L7">
      <style:text-properties fo:language="zxx" fo:country="none" officeooo:rsid="0020f666" officeooo:paragraph-rsid="0020f666" style:language-asian="zxx" style:country-asian="none" style:language-complex="zxx" style:country-complex="none"/>
    </style:style>
    <style:style style:name="P37" style:family="paragraph" style:parent-style-name="Standard" style:list-style-name="L7">
      <style:text-properties fo:language="zxx" fo:country="none" officeooo:rsid="0022a802" officeooo:paragraph-rsid="0022a802" style:language-asian="zxx" style:country-asian="none" style:language-complex="zxx" style:country-complex="none"/>
    </style:style>
    <style:style style:name="P38" style:family="paragraph" style:parent-style-name="Standard" style:list-style-name="L7">
      <style:text-properties fo:language="zxx" fo:country="none" officeooo:rsid="0023911b" officeooo:paragraph-rsid="0023911b" style:language-asian="zxx" style:country-asian="none" style:language-complex="zxx" style:country-complex="none"/>
    </style:style>
    <style:style style:name="P39" style:family="paragraph" style:parent-style-name="Standard" style:list-style-name="L7">
      <style:text-properties fo:language="zxx" fo:country="none" officeooo:rsid="002430d1" officeooo:paragraph-rsid="002430d1" style:language-asian="zxx" style:country-asian="none" style:language-complex="zxx" style:country-complex="none"/>
    </style:style>
    <style:style style:name="P40" style:family="paragraph" style:parent-style-name="Standard" style:list-style-name="L7">
      <style:text-properties fo:language="zxx" fo:country="none" officeooo:rsid="002612cb" officeooo:paragraph-rsid="002612cb" style:language-asian="zxx" style:country-asian="none" style:language-complex="zxx" style:country-complex="none"/>
    </style:style>
    <style:style style:name="P41" style:family="paragraph" style:parent-style-name="Standard" style:list-style-name="L7">
      <style:text-properties fo:language="zxx" fo:country="none" officeooo:rsid="0026cb42" officeooo:paragraph-rsid="0026cb42" style:language-asian="zxx" style:country-asian="none" style:language-complex="zxx" style:country-complex="none"/>
    </style:style>
    <style:style style:name="P42" style:family="paragraph" style:parent-style-name="Standard">
      <style:text-properties fo:language="zxx" fo:country="none" officeooo:rsid="0026cb42" officeooo:paragraph-rsid="0026cb42" style:language-asian="zxx" style:country-asian="none" style:language-complex="zxx" style:country-complex="none"/>
    </style:style>
    <style:style style:name="P43" style:family="paragraph" style:parent-style-name="Standard">
      <style:text-properties fo:language="zxx" fo:country="none" officeooo:rsid="00270346" officeooo:paragraph-rsid="00270346" style:language-asian="zxx" style:country-asian="none" style:language-complex="zxx" style:country-complex="none"/>
    </style:style>
    <style:style style:name="P44" style:family="paragraph" style:parent-style-name="Standard" style:list-style-name="L8">
      <style:text-properties fo:language="zxx" fo:country="none" officeooo:rsid="000f7858" officeooo:paragraph-rsid="00270346" style:language-asian="zxx" style:country-asian="none" style:language-complex="zxx" style:country-complex="none"/>
    </style:style>
    <style:style style:name="P45" style:family="paragraph" style:parent-style-name="Standard" style:list-style-name="L8">
      <style:text-properties fo:language="zxx" fo:country="none" officeooo:rsid="00119801" officeooo:paragraph-rsid="00270346" style:language-asian="zxx" style:country-asian="none" style:language-complex="zxx" style:country-complex="none"/>
    </style:style>
    <style:style style:name="P46" style:family="paragraph" style:parent-style-name="Standard" style:list-style-name="L8">
      <style:text-properties fo:language="zxx" fo:country="none" officeooo:rsid="00270346" officeooo:paragraph-rsid="00270346" style:language-asian="zxx" style:country-asian="none" style:language-complex="zxx" style:country-complex="none"/>
    </style:style>
    <style:style style:name="P47" style:family="paragraph" style:parent-style-name="Standard" style:list-style-name="L8">
      <style:text-properties fo:language="zxx" fo:country="none" officeooo:rsid="002749ea" officeooo:paragraph-rsid="002749ea" style:language-asian="zxx" style:country-asian="none" style:language-complex="zxx" style:country-complex="none"/>
    </style:style>
    <style:style style:name="P48" style:family="paragraph" style:parent-style-name="Standard" style:list-style-name="L8">
      <style:text-properties fo:language="zxx" fo:country="none" officeooo:rsid="00292ef1" officeooo:paragraph-rsid="00292ef1" style:language-asian="zxx" style:country-asian="none" style:language-complex="zxx" style:country-complex="none"/>
    </style:style>
    <style:style style:name="P49" style:family="paragraph" style:parent-style-name="Standard" style:list-style-name="L8">
      <style:text-properties fo:language="zxx" fo:country="none" officeooo:rsid="0029ddf3" officeooo:paragraph-rsid="0029ddf3" style:language-asian="zxx" style:country-asian="none" style:language-complex="zxx" style:country-complex="none"/>
    </style:style>
    <style:style style:name="P50" style:family="paragraph" style:parent-style-name="Standard" style:list-style-name="L8">
      <style:text-properties fo:language="zxx" fo:country="none" officeooo:rsid="0011bf21" officeooo:paragraph-rsid="002b9e7e" style:language-asian="zxx" style:country-asian="none" style:language-complex="zxx" style:country-complex="none"/>
    </style:style>
    <style:style style:name="P51" style:family="paragraph" style:parent-style-name="Standard">
      <style:text-properties fo:language="zxx" fo:country="none" officeooo:rsid="002be33b" officeooo:paragraph-rsid="002be33b" style:language-asian="zxx" style:country-asian="none" style:language-complex="zxx" style:country-complex="none"/>
    </style:style>
    <style:style style:name="P52" style:family="paragraph" style:parent-style-name="Standard" style:list-style-name="L9">
      <style:text-properties fo:language="zxx" fo:country="none" officeooo:rsid="000f7858" officeooo:paragraph-rsid="002be33b" style:language-asian="zxx" style:country-asian="none" style:language-complex="zxx" style:country-complex="none"/>
    </style:style>
    <style:style style:name="P53" style:family="paragraph" style:parent-style-name="Standard" style:list-style-name="L9">
      <style:text-properties fo:language="zxx" fo:country="none" officeooo:rsid="00119801" officeooo:paragraph-rsid="002be33b" style:language-asian="zxx" style:country-asian="none" style:language-complex="zxx" style:country-complex="none"/>
    </style:style>
    <style:style style:name="P54" style:family="paragraph" style:parent-style-name="Standard" style:list-style-name="L9">
      <style:text-properties fo:language="zxx" fo:country="none" officeooo:rsid="00292ef1" officeooo:paragraph-rsid="002be33b" style:language-asian="zxx" style:country-asian="none" style:language-complex="zxx" style:country-complex="none"/>
    </style:style>
    <style:style style:name="P55" style:family="paragraph" style:parent-style-name="Standard" style:list-style-name="L9">
      <style:text-properties fo:language="zxx" fo:country="none" officeooo:rsid="002be33b" officeooo:paragraph-rsid="002be33b" style:language-asian="zxx" style:country-asian="none" style:language-complex="zxx" style:country-complex="none"/>
    </style:style>
    <style:style style:name="P56" style:family="paragraph" style:parent-style-name="Standard" style:list-style-name="L9">
      <style:text-properties fo:language="zxx" fo:country="none" officeooo:rsid="002dd428" officeooo:paragraph-rsid="002dd428" style:language-asian="zxx" style:country-asian="none" style:language-complex="zxx" style:country-complex="none"/>
    </style:style>
    <style:style style:name="P57" style:family="paragraph" style:parent-style-name="Standard" style:list-style-name="L9">
      <style:text-properties fo:language="zxx" fo:country="none" officeooo:rsid="00366ae0" officeooo:paragraph-rsid="00366ae0" style:language-asian="zxx" style:country-asian="none" style:language-complex="zxx" style:country-complex="none"/>
    </style:style>
    <style:style style:name="P58" style:family="paragraph" style:parent-style-name="Standard">
      <style:text-properties fo:language="zxx" fo:country="none" officeooo:rsid="002dd428" officeooo:paragraph-rsid="002dd428" style:language-asian="zxx" style:country-asian="none" style:language-complex="zxx" style:country-complex="none"/>
    </style:style>
    <style:style style:name="P59" style:family="paragraph" style:parent-style-name="Standard">
      <style:text-properties fo:language="zxx" fo:country="none" officeooo:rsid="00300ac1" officeooo:paragraph-rsid="00300ac1" style:language-asian="zxx" style:country-asian="none" style:language-complex="zxx" style:country-complex="none"/>
    </style:style>
    <style:style style:name="P60" style:family="paragraph" style:parent-style-name="Standard" style:list-style-name="L10">
      <style:text-properties fo:language="zxx" fo:country="none" officeooo:rsid="000f7858" officeooo:paragraph-rsid="00300ac1" style:language-asian="zxx" style:country-asian="none" style:language-complex="zxx" style:country-complex="none"/>
    </style:style>
    <style:style style:name="P61" style:family="paragraph" style:parent-style-name="Standard" style:list-style-name="L10">
      <style:text-properties fo:language="zxx" fo:country="none" officeooo:rsid="00307cf6" officeooo:paragraph-rsid="00307cf6" style:language-asian="zxx" style:country-asian="none" style:language-complex="zxx" style:country-complex="none"/>
    </style:style>
    <style:style style:name="P62" style:family="paragraph" style:parent-style-name="Standard" style:list-style-name="L10">
      <style:text-properties fo:language="zxx" fo:country="none" officeooo:rsid="00119801" officeooo:paragraph-rsid="00307cf6" style:language-asian="zxx" style:country-asian="none" style:language-complex="zxx" style:country-complex="none"/>
    </style:style>
    <style:style style:name="P63" style:family="paragraph" style:parent-style-name="Standard" style:list-style-name="L10">
      <style:text-properties fo:language="zxx" fo:country="none" officeooo:rsid="00322194" officeooo:paragraph-rsid="00322194" style:language-asian="zxx" style:country-asian="none" style:language-complex="zxx" style:country-complex="none"/>
    </style:style>
    <style:style style:name="P64" style:family="paragraph" style:parent-style-name="Standard" style:list-style-name="L10">
      <style:text-properties fo:language="zxx" fo:country="none" officeooo:rsid="0032e3fc" officeooo:paragraph-rsid="0032e3fc" style:language-asian="zxx" style:country-asian="none" style:language-complex="zxx" style:country-complex="none"/>
    </style:style>
    <style:style style:name="P65" style:family="paragraph" style:parent-style-name="Standard" style:list-style-name="L10">
      <style:text-properties fo:language="zxx" fo:country="none" officeooo:rsid="0033ab29" officeooo:paragraph-rsid="0033ab29" style:language-asian="zxx" style:country-asian="none" style:language-complex="zxx" style:country-complex="none"/>
    </style:style>
    <style:style style:name="P66" style:family="paragraph" style:parent-style-name="Standard" style:list-style-name="L10">
      <style:text-properties fo:language="zxx" fo:country="none" officeooo:rsid="003517d7" officeooo:paragraph-rsid="003517d7" style:language-asian="zxx" style:country-asian="none" style:language-complex="zxx" style:country-complex="none"/>
    </style:style>
    <style:style style:name="P67" style:family="paragraph" style:parent-style-name="Standard" style:list-style-name="L10">
      <style:text-properties fo:language="zxx" fo:country="none" officeooo:rsid="0011bf21" officeooo:paragraph-rsid="00366ae0" style:language-asian="zxx" style:country-asian="none" style:language-complex="zxx" style:country-complex="none"/>
    </style:style>
    <style:style style:name="P68" style:family="paragraph" style:parent-style-name="Standard">
      <style:text-properties fo:language="zxx" fo:country="none" officeooo:rsid="00055de5" officeooo:paragraph-rsid="00055de5" style:language-asian="zxx" style:country-asian="none" style:language-complex="zxx" style:country-complex="none"/>
    </style:style>
    <style:style style:name="P69" style:family="paragraph" style:parent-style-name="Standard" style:list-style-name="L11">
      <style:text-properties fo:language="zxx" fo:country="none" officeooo:rsid="00055de5" officeooo:paragraph-rsid="00055de5" style:language-asian="zxx" style:country-asian="none" style:language-complex="zxx" style:country-complex="none"/>
    </style:style>
    <style:style style:name="P70" style:family="paragraph" style:parent-style-name="Standard">
      <style:text-properties fo:language="zxx" fo:country="none" officeooo:rsid="000d5ee6" officeooo:paragraph-rsid="000d5ee6" style:language-asian="zxx" style:country-asian="none" style:language-complex="zxx" style:country-complex="none"/>
    </style:style>
    <style:style style:name="P71" style:family="paragraph" style:parent-style-name="Standard" style:list-style-name="L12">
      <style:text-properties fo:language="zxx" fo:country="none" officeooo:rsid="000d5ee6" officeooo:paragraph-rsid="000d5ee6" style:language-asian="zxx" style:country-asian="none" style:language-complex="zxx" style:country-complex="none"/>
    </style:style>
    <style:style style:name="P72" style:family="paragraph" style:parent-style-name="Standard">
      <style:text-properties fo:language="zxx" fo:country="none" officeooo:rsid="003a9ddb" officeooo:paragraph-rsid="003a9ddb" style:language-asian="zxx" style:country-asian="none" style:language-complex="zxx" style:country-complex="none"/>
    </style:style>
    <style:style style:name="P73" style:family="paragraph" style:parent-style-name="Standard" style:list-style-name="L13">
      <style:text-properties fo:language="zxx" fo:country="none" officeooo:rsid="003a9ddb" officeooo:paragraph-rsid="003a9ddb" style:language-asian="zxx" style:country-asian="none" style:language-complex="zxx" style:country-complex="none"/>
    </style:style>
    <style:style style:name="P74" style:family="paragraph" style:parent-style-name="Standard" style:list-style-name="L13">
      <style:text-properties fo:language="zxx" fo:country="none" officeooo:rsid="003ed3ba" officeooo:paragraph-rsid="003ed3ba" style:language-asian="zxx" style:country-asian="none" style:language-complex="zxx" style:country-complex="none"/>
    </style:style>
    <style:style style:name="P75" style:family="paragraph" style:parent-style-name="Standard" style:list-style-name="L14">
      <style:text-properties fo:language="zxx" fo:country="none" officeooo:rsid="0037c0f4" officeooo:paragraph-rsid="0037c0f4" style:language-asian="zxx" style:country-asian="none" style:language-complex="zxx" style:country-complex="none"/>
    </style:style>
    <style:style style:name="P76" style:family="paragraph" style:parent-style-name="Standard" style:list-style-name="L14">
      <style:text-properties fo:language="zxx" fo:country="none" officeooo:rsid="003d30c1" officeooo:paragraph-rsid="003d30c1" style:language-asian="zxx" style:country-asian="none" style:language-complex="zxx" style:country-complex="none"/>
    </style:style>
    <style:style style:name="P77" style:family="paragraph" style:parent-style-name="Standard" style:list-style-name="L14">
      <style:text-properties fo:language="zxx" fo:country="none" officeooo:rsid="00055de5" officeooo:paragraph-rsid="00055de5" style:language-asian="zxx" style:country-asian="none" style:language-complex="zxx" style:country-complex="none"/>
    </style:style>
    <style:style style:name="T1" style:family="text">
      <style:text-properties officeooo:rsid="000b79b0"/>
    </style:style>
    <style:style style:name="T2" style:family="text">
      <style:text-properties officeooo:rsid="000f07d1"/>
    </style:style>
    <style:style style:name="T3" style:family="text">
      <style:text-properties officeooo:rsid="000fd985"/>
    </style:style>
    <style:style style:name="T4" style:family="text">
      <style:text-properties officeooo:rsid="001408d9"/>
    </style:style>
    <style:style style:name="T5" style:family="text">
      <style:text-properties officeooo:rsid="0013660c"/>
    </style:style>
    <style:style style:name="T6" style:family="text">
      <style:text-properties officeooo:rsid="0037c0f4"/>
    </style:style>
    <style:style style:name="T7" style:family="text">
      <style:text-properties officeooo:rsid="00170046"/>
    </style:style>
    <style:style style:name="T8" style:family="text">
      <style:text-properties officeooo:rsid="002b9e7e"/>
    </style:style>
    <style:style style:name="T9" style:family="text">
      <style:text-properties officeooo:rsid="002be33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= something that could be changed</text:p>
      <text:p text:style-name="P1"/>
      <text:p text:style-name="P1">venv:</text:p>
      <text:list text:style-name="L1">
        <text:list-item>
          <text:p text:style-name="P2">Deleted old venv since it was broken</text:p>
        </text:list-item>
        <text:list-item>
          <text:p text:style-name="P2">Created new .venv with visual studio code, this will not be on github as it is only local.</text:p>
        </text:list-item>
      </text:list>
      <text:p text:style-name="P1"/>
      <text:p text:style-name="P3">ReadME.md:</text:p>
      <text:list text:style-name="L2">
        <text:list-item>
          <text:p text:style-name="P4">Changed information so that it says “time, os, and sqlite3 should be included in default python since python 2.5”</text:p>
        </text:list-item>
      </text:list>
      <text:p text:style-name="P3"/>
      <text:p text:style-name="P5">Billing.py:</text:p>
      <text:list text:style-name="L3">
        <text:list-item>
          <text:p text:style-name="P6">logout <text:span text:style-name="T1">quits from the program</text:span></text:p>
        </text:list-item>
        <text:list-item>
          <text:p text:style-name="P7">Renamed get_input -&gt; get_input_cal</text:p>
        </text:list-item>
        <text:list-item>
          <text:p text:style-name="P7">Renamed parameter num -&gt; input and xnum -&gt; calculation in get_input_cal</text:p>
        </text:list-item>
        <text:list-item>
          <text:p text:style-name="P7">Renamed var_cal_input -&gt; cal_input</text:p>
        </text:list-item>
        <text:list-item>
          <text:p text:style-name="P7">Renamed show -&gt; <text:span text:style-name="T2">refresh_product_table</text:span></text:p>
        </text:list-item>
        <text:list-item>
          <text:p text:style-name="P8">Renamed search -&gt; search_products.</text:p>
        </text:list-item>
        <text:list-item>
          <text:p text:style-name="P9">Renamed get_data -&gt; get_data_table</text:p>
        </text:list-item>
        <text:list-item>
          <text:p text:style-name="P10">Removed parameter<text:span text:style-name="T3">s, </text:span><text:span text:style-name="T4">imports,</text:span><text:span text:style-name="T3"> </text:span><text:span text:style-name="T5">and variables</text:span> <text:span text:style-name="T3">which</text:span> was unused.</text:p>
        </text:list-item>
        <text:list-item>
          <text:p text:style-name="P11">Removed commented code sections.</text:p>
        </text:list-item>
        <text:list-item>
          <text:p text:style-name="P11">Renamed ev -&gt; _ as it isn't used</text:p>
        </text:list-item>
        <text:list-item>
          <text:p text:style-name="P12">Renamed all "var" from class variables to "<text:span text:style-name="T6">input</text:span>"</text:p>
        </text:list-item>
        <text:list-item>
          <text:p text:style-name="P13">Renamed show_cart -&gt; refresh_cart</text:p>
        </text:list-item>
      </text:list>
      <text:p text:style-name="P14"/>
      <text:p text:style-name="P15">category.py:</text:p>
      <text:list text:style-name="L4">
        <text:list-item>
          <text:p text:style-name="P16">Removed parameter<text:span text:style-name="T3">s, </text:span><text:span text:style-name="T4">imports,</text:span><text:span text:style-name="T3"> </text:span><text:span text:style-name="T5">and variables</text:span> <text:span text:style-name="T3">which</text:span> was unused.</text:p>
        </text:list-item>
        <text:list-item>
          <text:p text:style-name="P17">Renamed ev -&gt; _ as it isn't used</text:p>
        </text:list-item>
        <text:list-item>
          <text:p text:style-name="P18">Renamed add -&gt; add_category</text:p>
        </text:list-item>
        <text:list-item>
          <text:p text:style-name="P18">Renamed show -&gt; refresh_category_table</text:p>
        </text:list-item>
        <text:list-item>
          <text:p text:style-name="P19">Renamed clear -&gt; clear_<text:span text:style-name="T7">input</text:span>fields</text:p>
        </text:list-item>
        <text:list-item>
          <text:p text:style-name="P20">Renamed get_data -&gt; ger_data_inputfields</text:p>
        </text:list-item>
        <text:list-item>
          <text:p text:style-name="P21">Renamed var_name -&gt; input_name</text:p>
        </text:list-item>
        <text:list-item>
          <text:p text:style-name="P22">Renamed var_cat_id -&gt; input_cat_id</text:p>
        </text:list-item>
        <text:list-item>
          <text:p text:style-name="P23">Fixed image paths</text:p>
        </text:list-item>
        <text:list-item>
          <text:p text:style-name="P23"/>
        </text:list-item>
      </text:list>
      <text:p text:style-name="P1">create_db.py:</text:p>
      <text:list text:style-name="L5">
        <text:list-item>
          <text:p text:style-name="P24">Added confirmation message</text:p>
        </text:list-item>
        <text:list-item>
          <text:p text:style-name="P24">Added that only when file itself has been run, the main function is run.</text:p>
        </text:list-item>
        <text:list-item>
          <text:p text:style-name="P25">Removed confirmation message</text:p>
        </text:list-item>
      </text:list>
      <text:p text:style-name="P1"/>
      <text:p text:style-name="P1"/>
      <text:p text:style-name="P26">Dashboard.py:</text:p>
      <text:list text:style-name="L6">
        <text:list-item>
          <text:p text:style-name="P27">Removed parameter<text:span text:style-name="T3">s, </text:span><text:span text:style-name="T4">imports,</text:span><text:span text:style-name="T3"> </text:span><text:span text:style-name="T5">and variables</text:span> <text:span text:style-name="T3">which</text:span> was unused.</text:p>
        </text:list-item>
        <text:list-item>
          <text:p text:style-name="P28">Logout button works</text:p>
        </text:list-item>
        <text:list-item>
          <text:p text:style-name="P29"/>
        </text:list-item>
        <text:list-item>
          <text:p text:style-name="P29"/>
        </text:list-item>
        <text:list-item>
          <text:p text:style-name="P30">#check that bill and images folders exists, if they don’t create them</text:p>
        </text:list-item>
        <text:list-item>
          <text:p text:style-name="P30">#Check if database exists and has correct tables, if not create them</text:p>
        </text:list-item>
        <text:list-item>
          <text:p text:style-name="P30">#Open other views.</text:p>
        </text:list-item>
      </text:list>
      <text:p text:style-name="P1"/>
      <text:p text:style-name="P31">Employee.py:</text:p>
      <text:list text:style-name="L7">
        <text:list-item>
          <text:p text:style-name="P32">Removed parameter<text:span text:style-name="T3">s, </text:span><text:span text:style-name="T4">imports,</text:span><text:span text:style-name="T3"> </text:span><text:span text:style-name="T5">and variables</text:span> <text:span text:style-name="T3">which</text:span> was unused.</text:p>
        </text:list-item>
        <text:list-item>
          <text:p text:style-name="P33"><text:soft-page-break/>Renamed ev -&gt; _ as it isn't used</text:p>
        </text:list-item>
        <text:list-item>
          <text:p text:style-name="P34">Renamed add -&gt; add_employee</text:p>
        </text:list-item>
        <text:list-item>
          <text:p text:style-name="P35">Renamed show -&gt; refresh_employee_table</text:p>
        </text:list-item>
        <text:list-item>
          <text:p text:style-name="P36">Renamed get_data -&gt; get_data_table</text:p>
        </text:list-item>
        <text:list-item>
          <text:p text:style-name="P37">Renamed all class variables "var" part to "input"</text:p>
        </text:list-item>
        <text:list-item>
          <text:p text:style-name="P38">Renamed update -&gt; update_employee</text:p>
        </text:list-item>
        <text:list-item>
          <text:p text:style-name="P39">Renamed delete -&gt; delete_employee</text:p>
        </text:list-item>
        <text:list-item>
          <text:p text:style-name="P40">Renamed clear -&gt; clear_inputfields</text:p>
        </text:list-item>
        <text:list-item>
          <text:p text:style-name="P41">Renamed search -&gt; search_employee</text:p>
        </text:list-item>
      </text:list>
      <text:p text:style-name="P42"/>
      <text:p text:style-name="P43">Product.py:</text:p>
      <text:list text:style-name="L8">
        <text:list-item>
          <text:p text:style-name="P44">Removed parameter<text:span text:style-name="T3">s, </text:span><text:span text:style-name="T4">imports,</text:span><text:span text:style-name="T3"> </text:span><text:span text:style-name="T5">and variables</text:span> <text:span text:style-name="T3">which</text:span> was unused.</text:p>
        </text:list-item>
        <text:list-item>
          <text:p text:style-name="P45">Renamed ev -&gt; _ as it isn't used</text:p>
        </text:list-item>
        <text:list-item>
          <text:p text:style-name="P46">Broke down fetch_cat_sup to refresh_cat and refresh_sup</text:p>
        </text:list-item>
        <text:list-item>
          <text:p text:style-name="P47">Renamed add -&gt; add_product</text:p>
        </text:list-item>
        <text:list-item>
          <text:p text:style-name="P48">Renamed show -&gt; refresh_product_table</text:p>
        </text:list-item>
        <text:list-item>
          <text:p text:style-name="P48">Renamed update -&gt; update_product</text:p>
        </text:list-item>
        <text:list-item>
          <text:p text:style-name="P48">Renamed delete -&gt; delete_product</text:p>
        </text:list-item>
        <text:list-item>
          <text:p text:style-name="P48">Renamed search -&gt; search_product</text:p>
        </text:list-item>
        <text:list-item>
          <text:p text:style-name="P48">Renamed clear -&gt; clear_inputfields</text:p>
        </text:list-item>
        <text:list-item>
          <text:p text:style-name="P49">Renamed get_data -&gt; get_data_table</text:p>
        </text:list-item>
        <text:list-item>
          <text:p text:style-name="P50">Renamed all "var" from class variables to "<text:span text:style-name="T8">input</text:span>"</text:p>
        </text:list-item>
      </text:list>
      <text:p text:style-name="P26"/>
      <text:p text:style-name="P51">Sales.py</text:p>
      <text:list text:style-name="L9">
        <text:list-item>
          <text:p text:style-name="P52">Removed parameter<text:span text:style-name="T3">s, </text:span><text:span text:style-name="T4">imports,</text:span><text:span text:style-name="T3"> </text:span><text:span text:style-name="T5">and variables</text:span> <text:span text:style-name="T3">which</text:span> was unused.</text:p>
        </text:list-item>
        <text:list-item>
          <text:p text:style-name="P53">Renamed ev -&gt; _ as it isn't used</text:p>
        </text:list-item>
        <text:list-item>
          <text:p text:style-name="P54">Renamed show -&gt; refresh_<text:span text:style-name="T9">sales</text:span></text:p>
        </text:list-item>
        <text:list-item>
          <text:p text:style-name="P55">Renamed get_data -&gt; get_data_file</text:p>
        </text:list-item>
        <text:list-item>
          <text:p text:style-name="P56">Renamed search -&gt; search_sale</text:p>
        </text:list-item>
        <text:list-item>
          <text:p text:style-name="P56">Renamed clear -&gt; clear_bill_area</text:p>
        </text:list-item>
        <text:list-item>
          <text:p text:style-name="P57">Renamed var_invoice -&gt; invoice_number</text:p>
        </text:list-item>
      </text:list>
      <text:p text:style-name="P58"/>
      <text:p text:style-name="P59">Supplier.py</text:p>
      <text:list text:style-name="L10">
        <text:list-item>
          <text:p text:style-name="P60">Removed parameter<text:span text:style-name="T3">s, </text:span><text:span text:style-name="T4">imports,</text:span><text:span text:style-name="T3"> </text:span><text:span text:style-name="T5">and variables</text:span> <text:span text:style-name="T3">which</text:span> was unused.</text:p>
        </text:list-item>
        <text:list-item>
          <text:p text:style-name="P61">Renamed add -&gt; add_supplier</text:p>
        </text:list-item>
        <text:list-item>
          <text:p text:style-name="P61">Renamed show -&gt; refresh_supplier_table</text:p>
        </text:list-item>
        <text:list-item>
          <text:p text:style-name="P62">Renamed ev -&gt; _ as it isn't used</text:p>
        </text:list-item>
        <text:list-item>
          <text:p text:style-name="P63">Renamed get_data -&gt; get_data_table</text:p>
        </text:list-item>
        <text:list-item>
          <text:p text:style-name="P63">Renamed update -&gt; update_supplier</text:p>
        </text:list-item>
        <text:list-item>
          <text:p text:style-name="P64">Renamed delete -&gt; delete_supplier</text:p>
        </text:list-item>
        <text:list-item>
          <text:p text:style-name="P65">Renamed clear -&gt; clear_inputfields</text:p>
        </text:list-item>
        <text:list-item>
          <text:p text:style-name="P66">Renamed search -&gt; search_supplier</text:p>
        </text:list-item>
        <text:list-item>
          <text:p text:style-name="P67">Renamed all "var" from class variables to "<text:span text:style-name="T8">input</text:span>"</text:p>
        </text:list-item>
      </text:list>
      <text:p text:style-name="P59"/>
      <text:p text:style-name="P68">Main.py:</text:p>
      <text:list text:style-name="L11">
        <text:list-item>
          <text:p text:style-name="P69"># New main file that handles whole running the program.</text:p>
        </text:list-item>
        <text:list-item>
          <text:p text:style-name="P69"># Transform to main.exe for better UX<text:line-break/></text:p>
        </text:list-item>
      </text:list>
      <text:p text:style-name="P70">databaseHandler.py</text:p>
      <text:list text:style-name="L12">
        <text:list-item>
          <text:p text:style-name="P71">new python file which works as library to deduplicate code.</text:p>
        </text:list-item>
        <text:list-item>
          <text:p text:style-name="P71">get_con_and_cursor() is now used everywhere cursor originally was created. Now database file name can be easily changed from single location.</text:p>
        </text:list-item>
        <text:list-item>
          <text:p text:style-name="P71"><text:soft-page-break/></text:p>
        </text:list-item>
      </text:list>
      <text:p text:style-name="P68"/>
      <text:p text:style-name="P72">DirectoryHandler.py</text:p>
      <text:list text:style-name="L13">
        <text:list-item>
          <text:p text:style-name="P73">Àll used image paths are now linked to this file</text:p>
        </text:list-item>
        <text:list-item>
          <text:p text:style-name="P74">All pathing should go by this file.</text:p>
        </text:list-item>
      </text:list>
      <text:p text:style-name="P68"/>
      <text:p text:style-name="P68">File structure:</text:p>
      <text:list text:style-name="L14">
        <text:list-item>
          <text:p text:style-name="P75">Placed images to their own folder</text:p>
        </text:list-item>
        <text:list-item>
          <text:p text:style-name="P76">Placed database to its own folder</text:p>
        </text:list-item>
        <text:list-item>
          <text:p text:style-name="P76">Placed all code expect main.py in "module" folder</text:p>
        </text:list-item>
        <text:list-item>
          <text:p text:style-name="P77">Only “main.py”, “requirements.txt” and “README.md” on to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9T08:38:43.869565100</meta:creation-date>
    <dc:date>2026-03-22T13:05:34.798637800</dc:date>
    <meta:editing-duration>PT10H46M5S</meta:editing-duration>
    <meta:editing-cycles>54</meta:editing-cycles>
    <meta:generator>LibreOffice/25.8.5.2$Windows_X86_64 LibreOffice_project/9c8b85f387cc00a89945a79c9e6239f32e450ac2</meta:generator>
    <meta:document-statistic meta:table-count="0" meta:image-count="0" meta:object-count="0" meta:page-count="3" meta:paragraph-count="99" meta:word-count="609" meta:character-count="3644" meta:non-whitespace-character-count="3213"/>
  </office:meta>
</office:document-meta>
</file>